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3.1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style:use-window-font-color="true" loext:opacity="0%" style:font-name="Arial1" fo:font-size="11pt" fo:language="fr" fo:country="FR" fo:font-style="normal" fo:font-weight="normal" officeooo:rsid="00654670" officeooo:paragraph-rsid="020dd2d0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style="normal" fo:font-weight="normal" officeooo:rsid="018d8272" officeooo:paragraph-rsid="014db189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style="normal" fo:font-weight="normal" officeooo:rsid="02192af9" officeooo:paragraph-rsid="02192af9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1pt" fo:language="fr" fo:country="FR" fo:font-style="normal" fo:font-weight="normal" officeooo:rsid="01d8e437" officeooo:paragraph-rsid="01d8e437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style:use-window-font-color="true" loext:opacity="0%" style:font-name="Arial1" fo:font-size="10.5pt" fo:language="fr" fo:country="FR" fo:font-style="normal" fo:font-weight="normal" officeooo:rsid="00668f43" officeooo:paragraph-rsid="021dc0e0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654670" officeooo:paragraph-rsid="020dd2d0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0a0639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0bf03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0c462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23214ca" officeooo:paragraph-rsid="023214ca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3214ca" officeooo:paragraph-rsid="023214ca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0b8ef9" officeooo:paragraph-rsid="01a8f218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8d8272" officeooo:paragraph-rsid="014db189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2fc31f" officeooo:paragraph-rsid="022fc31f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3c017" officeooo:paragraph-rsid="01d3c017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555ba" officeooo:paragraph-rsid="01d555ba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312efe" officeooo:paragraph-rsid="02312efe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7a4ea" officeooo:paragraph-rsid="01d7a4ea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8e437" officeooo:paragraph-rsid="01d8e437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5c9d06" officeooo:paragraph-rsid="02312efe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text-properties style:use-window-font-color="true" loext:opacity="0%" style:font-name="Liberation Serif" fo:font-size="12pt" fo:language="fr" fo:country="FR" fo:font-style="normal" fo:font-weight="bold" officeooo:rsid="00d6a833" officeooo:paragraph-rsid="0236258c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0b8ef9" officeooo:paragraph-rsid="01a8f218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text-properties fo:color="#18a303" loext:opacity="100%" style:font-name="Arial1" fo:font-size="12pt" fo:language="fr" fo:country="FR" fo:font-style="normal" fo:font-weight="bold" officeooo:rsid="021780a9" officeooo:paragraph-rsid="021780a9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text-properties fo:color="#18a303" loext:opacity="100%" style:font-name="Arial1" fo:font-size="12pt" fo:language="fr" fo:country="FR" fo:font-style="normal" fo:font-weight="bold" officeooo:rsid="00654670" officeooo:paragraph-rsid="02083f1c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text-properties fo:color="#18a303" loext:opacity="100%" style:font-name="Liberation Serif" fo:font-size="12pt" fo:language="fr" fo:country="FR" fo:font-style="normal" fo:font-weight="bold" officeooo:rsid="00d6a833" officeooo:paragraph-rsid="0236258c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break-before="page"/>
      <style:text-properties fo:color="#18a303" loext:opacity="100%" style:font-name="Liberation Serif" fo:font-size="12pt" fo:language="fr" fo:country="FR" fo:font-style="normal" fo:font-weight="bold" officeooo:rsid="0060bca9" officeooo:paragraph-rsid="0236258c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text-properties fo:color="#18a303" loext:opacity="100%" style:font-name="Liberation Serif" fo:font-size="12pt" fo:language="fr" fo:country="FR" fo:font-style="normal" fo:font-weight="bold" officeooo:rsid="005815e7" officeooo:paragraph-rsid="0236258c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8d8272" fo:background-color="transparent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4db189" fo:background-color="transparent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21780a9" officeooo:paragraph-rsid="021780a9" fo:background-color="transparent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235a3ac" officeooo:paragraph-rsid="0235a3ac" fo:background-color="transparent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3b4cd5" officeooo:paragraph-rsid="023b4cd5" fo:background-color="transparent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00bc38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930f11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f89511" officeooo:paragraph-rsid="01f89511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4db189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3b4cd5" officeooo:paragraph-rsid="023b4cd5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0b8ef9" officeooo:paragraph-rsid="01a8f218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a8f218" officeooo:paragraph-rsid="01a8f218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ced6e8" officeooo:paragraph-rsid="01ced6e8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d24de3" officeooo:paragraph-rsid="01d24de3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23ab662"/>
    </style:style>
    <style:style style:name="T2" style:family="text">
      <style:text-properties officeooo:rsid="023291da"/>
    </style:style>
    <style:style style:name="T3" style:family="text">
      <style:text-properties officeooo:rsid="0235a3ac"/>
    </style:style>
    <style:style style:name="T4" style:family="text">
      <style:text-properties officeooo:rsid="0236258c"/>
    </style:style>
    <style:style style:name="T5" style:family="text">
      <style:text-properties officeooo:rsid="02342b02"/>
    </style:style>
    <style:style style:name="T6" style:family="text">
      <style:text-properties officeooo:rsid="02113d8a"/>
    </style:style>
    <style:style style:name="T7" style:family="text">
      <style:text-properties officeooo:rsid="02131edb"/>
    </style:style>
    <style:style style:name="T8" style:family="text">
      <style:text-properties officeooo:rsid="00b21bd4"/>
    </style:style>
    <style:style style:name="T9" style:family="text">
      <style:text-properties officeooo:rsid="006d8187"/>
    </style:style>
    <style:style style:name="T10" style:family="text">
      <style:text-properties officeooo:rsid="005815e7"/>
    </style:style>
    <style:style style:name="T11" style:family="text">
      <style:text-properties officeooo:rsid="00bca32c"/>
    </style:style>
    <style:style style:name="T12" style:family="text">
      <style:text-properties officeooo:rsid="02384c9f"/>
    </style:style>
    <style:style style:name="T13" style:family="text">
      <style:text-properties officeooo:rsid="023b4cd5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146535600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6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38">1</text:p>
          </table:table-cell>
          <table:table-cell table:style-name="Tableau1.A2" office:value-type="string">
            <text:p text:style-name="P40">20220<text:span text:style-name="T13">831</text:span> <text:span text:style-name="T5">0</text:span><text:span text:style-name="T12">8</text:span>:0<text:span text:style-name="T5">0</text:span></text:p>
          </table:table-cell>
          <table:table-cell table:style-name="Tableau1.A2" office:value-type="string">
            <text:p text:style-name="P41">Appel ?</text:p>
          </table:table-cell>
          <table:table-cell table:style-name="Tableau1.D2" office:value-type="float" office:value="0">
            <text:p text:style-name="P42">0</text:p>
          </table:table-cell>
          <table:table-cell table:style-name="Tableau1.D2" table:formula="ooow:&lt;D2&gt;" office:value-type="float" office:value="0">
            <text:p text:style-name="P43">0</text:p>
          </table:table-cell>
          <table:table-cell table:style-name="Tableau1.F2" office:value-type="string">
            <text:p text:style-name="P44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45">2</text:p>
          </table:table-cell>
          <table:table-cell table:style-name="Tableau1.B3" office:value-type="string">
            <text:p text:style-name="P33"/>
          </table:table-cell>
          <table:table-cell table:style-name="Tableau1.C3" office:value-type="string">
            <text:p text:style-name="P35">Définition</text:p>
          </table:table-cell>
          <table:table-cell table:style-name="Tableau1.D3" office:value-type="float" office:value="10">
            <text:p text:style-name="P47">10</text:p>
          </table:table-cell>
          <table:table-cell table:style-name="Tableau1.E3" table:formula="ooow:&lt;E2&gt;+&lt;D3&gt;" office:value-type="float" office:value="10">
            <text:p text:style-name="P48">10</text:p>
          </table:table-cell>
          <table:table-cell table:style-name="Tableau1.F3" office:value-type="string">
            <text:p text:style-name="P49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46">3</text:p>
          </table:table-cell>
          <table:table-cell table:style-name="Tableau1.B4" office:value-type="string">
            <text:p text:style-name="P33"/>
          </table:table-cell>
          <table:table-cell table:style-name="Tableau1.C4" office:value-type="string">
            <text:p text:style-name="P36"><text:span text:style-name="T8">Mode de g</text:span><text:span text:style-name="T9">énération d</text:span><text:span text:style-name="T8">e</text:span><text:span text:style-name="T9"> suite</text:span></text:p>
          </table:table-cell>
          <table:table-cell table:style-name="Tableau1.D4" office:value-type="float" office:value="15">
            <text:p text:style-name="P47">15</text:p>
          </table:table-cell>
          <table:table-cell table:style-name="Tableau1.E4" table:formula="ooow:&lt;E3&gt;+&lt;D4&gt;" office:value-type="float" office:value="25">
            <text:p text:style-name="P48">25</text:p>
          </table:table-cell>
          <table:table-cell table:style-name="Tableau1.F4" office:value-type="string">
            <text:p text:style-name="P49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39">4</text:p>
          </table:table-cell>
          <table:table-cell table:style-name="Tableau1.B5" office:value-type="string">
            <text:p text:style-name="P33"/>
          </table:table-cell>
          <table:table-cell table:style-name="Tableau1.C5" office:value-type="string">
            <text:p text:style-name="P37">Représentation</text:p>
          </table:table-cell>
          <table:table-cell table:style-name="Tableau1.D5" office:value-type="float" office:value="15">
            <text:p text:style-name="P47">15</text:p>
          </table:table-cell>
          <table:table-cell table:style-name="Tableau1.E5" table:formula="ooow:&lt;E4&gt;+&lt;D5&gt;" office:value-type="float" office:value="40">
            <text:p text:style-name="P48">40</text:p>
          </table:table-cell>
          <table:table-cell table:style-name="Tableau1.F5" office:value-type="string">
            <text:p text:style-name="P50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46">5</text:p>
          </table:table-cell>
          <table:table-cell table:style-name="Tableau1.B6" office:value-type="string">
            <text:p text:style-name="P34"/>
          </table:table-cell>
          <table:table-cell table:style-name="Tableau1.C6" office:value-type="string">
            <text:p text:style-name="P35"><text:span text:style-name="T10">Limite</text:span><text:span text:style-name="T11">s </text:span><text:span text:style-name="T13">( suites convergentes, suites divergentes) </text:span></text:p>
          </table:table-cell>
          <table:table-cell table:style-name="Tableau1.D6" office:value-type="float" office:value="20">
            <text:p text:style-name="P47">20</text:p>
          </table:table-cell>
          <table:table-cell table:style-name="Tableau1.E6" table:formula="ooow:&lt;E5&gt;+&lt;D6&gt;" office:value-type="float" office:value="60">
            <text:p text:style-name="P48">60</text:p>
          </table:table-cell>
          <table:table-cell table:style-name="Tableau1.F6" office:value-type="string">
            <text:p text:style-name="P51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9">
      <number:number number:decimal-places="1" number:min-decimal-places="1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ab662"/>
    </style:style>
    <style:style style:name="MT2" style:family="text">
      <style:text-properties officeooo:rsid="023291da"/>
    </style:style>
    <style:style style:name="MT3" style:family="text">
      <style:text-properties officeooo:rsid="0235a3ac"/>
    </style:style>
    <style:style style:name="MT4" style:family="text">
      <style:text-properties officeooo:rsid="0236258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B/ MATH NORO] : </text:span>SEQ<text:span text:style-name="MT2">0</text:span><text:span text:style-name="MT3">2</text:span>-<text:span text:style-name="MT4">Généralités </text:span>sur les suites.<text:tab/><text:span text:style-name="MT1">Page : </text:span><text:span text:style-name="MT1"><text:page-number text:select-page="current">1</text:page-number></text:span><text:span text:style-name="MT1"><text:s/>sur </text:span><text:span text:style-name="MT1"><text:page-count>1</text:page-count>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03T11:42:34.548752238</dc:date>
    <meta:editing-duration>P3DT20H22M20S</meta:editing-duration>
    <meta:editing-cycles>816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28" meta:word-count="53" meta:character-count="262" meta:non-whitespace-character-count="236"/>
  </office:meta>
</office:document-meta>
</file>